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eeeeee" draw:textarea-horizontal-align="left" draw:textarea-vertical-align="middle" draw:auto-grow-width="true" fo:min-height="0.584cm" fo:min-width="4.168cm" fo:padding-top="0cm" fo:padding-bottom="0cm" fo:padding-left="0cm" fo:padding-right="0cm" draw:shadow="hidden"/>
    </style:style>
    <style:style style:name="gr2" style:family="graphic" style:parent-style-name="standard">
      <style:graphic-properties draw:stroke="none" draw:stroke-dash="Dashed_20__28_var_29__20_4" svg:stroke-width="0cm" draw:stroke-linejoin="none" svg:stroke-linecap="butt" draw:fill="solid" draw:fill-color="#c0c0c0" draw:opacity="20%" draw:textarea-horizontal-align="center" draw:textarea-vertical-align="middle"/>
    </style:style>
    <style:style style:name="gr3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4" style:family="graphic" style:parent-style-name="standard">
      <style:graphic-properties draw:stroke="solid" draw:stroke-dash="Dashed_20__28_var_29__20_4" svg:stroke-width="0.022cm" svg:stroke-color="#000000" draw:stroke-linejoin="miter" svg:stroke-linecap="butt" draw:fill="none" draw:fill-color="#ffffff" draw:textarea-horizontal-align="center" draw:textarea-vertical-align="middle" fo:padding-top="0.136cm" fo:padding-bottom="0.136cm" fo:padding-left="0.261cm" fo:padding-right="0.261cm"/>
    </style:style>
    <style:style style:name="gr5" style:family="graphic" style:parent-style-name="standard">
      <style:graphic-properties draw:stroke="solid" draw:stroke-dash="Dashed_20__28_var_29__20_4" svg:stroke-width="0.022cm" svg:stroke-color="#000000" draw:stroke-linejoin="miter" svg:stroke-linecap="butt" draw:textarea-horizontal-align="center" draw:textarea-vertical-align="middle" fo:padding-top="0.136cm" fo:padding-bottom="0.136cm" fo:padding-left="0.261cm" fo:padding-right="0.261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315cm" fo:min-width="1.039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fill-color="#ffffff" draw:textarea-horizontal-align="left" draw:auto-grow-width="true" fo:min-height="0.315cm" fo:min-width="1.428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fill-color="#ffffff" draw:textarea-horizontal-align="left" draw:auto-grow-width="true" fo:min-height="0.315cm" fo:min-width="1.775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fill-color="#ffffff" draw:textarea-horizontal-align="left" draw:auto-grow-width="true" fo:min-height="0.315cm" fo:min-width="2.217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fill-color="#ffffff" draw:textarea-horizontal-align="left" draw:auto-grow-width="true" fo:min-height="0.315cm" fo:min-width="0.954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315cm" fo:min-width="0.812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315cm" fo:min-width="0.638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315cm" fo:min-width="1.22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315cm" fo:min-width="1.12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315cm" fo:min-width="1.5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315cm" fo:min-width="1.065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fill-color="#ffffff" draw:textarea-horizontal-align="left" draw:auto-grow-width="true" fo:min-height="0.315cm" fo:min-width="1.507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315cm" fo:min-width="1.001cm" fo:padding-top="0cm" fo:padding-bottom="0cm" fo:padding-left="0cm" fo:padding-right="0cm"/>
    </style:style>
    <style:style style:name="gr1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c0c0c0" draw:opacity="20%" draw:textarea-horizontal-align="center" draw:textarea-vertical-align="middle"/>
    </style:style>
    <style:style style:name="gr20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315cm" fo:min-width="0.488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315cm" fo:min-width="1.253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315cm" fo:min-width="1.49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315cm" fo:min-width="2.518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315cm" fo:min-width="1.286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fill-color="#ffffff" draw:textarea-horizontal-align="left" draw:auto-grow-width="true" fo:min-height="0.315cm" fo:min-width="1.512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fill-color="#ffffff" draw:textarea-horizontal-align="left" draw:auto-grow-width="true" fo:min-height="0.315cm" fo:min-width="2.012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315cm" fo:min-width="2.53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315cm" fo:min-width="1.31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315cm" fo:min-width="0.78cm" fo:padding-top="0cm" fo:padding-bottom="0cm" fo:padding-left="0cm" fo:padding-right="0cm"/>
    </style:style>
    <style:style style:name="P1" style:family="paragraph">
      <loext:graphic-properties draw:fill="solid" draw:fill-color="#eeeeee"/>
      <style:paragraph-properties fo:text-align="center"/>
      <style:text-properties fo:color="#eeeeee" style:text-outline="false" style:text-line-through-style="none" style:text-line-through-type="none" style:font-name="Arial" fo:font-size="14.8999996185303pt" fo:font-style="normal" fo:text-shadow="none" style:text-underline-style="none" fo:font-weight="normal" style:text-underline-mode="continuous" style:text-overline-mode="continuous" style:text-line-through-mode="continuous" style:font-name-asian="Arial" style:font-size-asian="14.8999996185303pt" style:font-name-complex="Arial" style:font-size-complex="14.8999996185303pt" style:text-scale="100%" style:text-overline-style="none" style:text-overline-color="font-color"/>
    </style:style>
    <style:style style:name="P2" style:family="paragraph">
      <loext:graphic-properties draw:fill="solid" draw:fill-color="#c0c0c0" draw:opacity="20%"/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text-properties fo:color="#000000" style:text-outline="false" style:text-line-through-style="none" style:text-line-through-type="none" style:font-name="Arial" fo:font-size="8.10000038146973pt" fo:font-style="normal" fo:text-shadow="none" style:text-underline-style="none" fo:font-weight="bold" style:text-underline-mode="continuous" style:text-overline-mode="continuous" style:text-line-through-mode="continuous" style:font-name-asian="Arial" style:font-size-asian="8.10000038146973pt" style:font-name-complex="Arial" style:font-size-complex="8.10000038146973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Arial" fo:font-size="8.10000038146973pt" fo:font-style="normal" fo:text-shadow="none" style:text-underline-style="none" fo:font-weight="bold" style:text-underline-mode="continuous" style:text-overline-mode="continuous" style:text-line-through-mode="continuous" style:font-name-asian="Arial" style:font-size-asian="8.10000038146973pt" style:font-name-complex="Arial" style:font-size-complex="8.10000038146973pt" style:text-scale="100%" style:text-overline-style="none" style:text-overline-color="font-color"/>
    </style:style>
    <style:style style:name="P8" style:family="paragraph">
      <style:text-properties fo:color="#000000" style:text-outline="false" style:text-line-through-style="none" style:text-line-through-type="none" style:font-name="Arial" fo:font-size="8.10000038146973pt" fo:font-style="normal" fo:text-shadow="none" style:text-underline-style="none" fo:font-weight="normal" style:text-underline-mode="continuous" style:text-overline-mode="continuous" style:text-line-through-mode="continuous" style:font-name-asian="Arial" style:font-size-asian="8.10000038146973pt" style:font-name-complex="Arial" style:font-size-complex="8.10000038146973pt" style:text-scale="100%" style:text-overline-style="none" style:text-overline-color="font-color"/>
    </style:style>
    <style:style style:name="P9" style:family="paragraph">
      <loext:graphic-properties draw:fill="none" draw:fill-color="#ffffff"/>
      <style:text-properties fo:color="#000000" style:text-outline="false" style:text-line-through-style="none" style:text-line-through-type="none" style:font-name="Arial" fo:font-size="8.10000038146973pt" fo:font-style="normal" fo:text-shadow="none" style:text-underline-style="none" fo:font-weight="normal" style:text-underline-mode="continuous" style:text-overline-mode="continuous" style:text-line-through-mode="continuous" style:font-name-asian="Arial" style:font-size-asian="8.10000038146973pt" style:font-name-complex="Arial" style:font-size-complex="8.10000038146973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0.33cm" svg:height="0.375cm" svg:x="21.956cm" svg:y="10.095cm" svg:viewBox="0 0 331 376" svg:d="M0 376v-376h167c33 0 59 3 76 10s31 19 42 36c10 17 15 36 15 57 0 26-8 49-25 67-18 18-44 30-80 35 13 6 23 12 30 19 14 13 28 30 41 50l65 102h-62l-50-78c-15-23-27-40-36-52s-18-20-25-25c-8-5-15-8-23-10-6-1-15-2-28-2h-57v167zM50 166h107c22 0 40-2 53-7s23-12 29-23c7-10 10-21 10-33 0-18-6-33-19-44-13-12-33-17-61-17h-119z">
          <text:p/>
        </draw:path>
        <draw:polygon draw:style-name="gr1" draw:text-style-name="P1" draw:layer="layout" svg:width="0.279cm" svg:height="0.375cm" svg:x="22.338cm" svg:y="10.095cm" svg:viewBox="0 0 280 376" draw:points="0,376 0,0 272,0 272,44 50,44 50,159 258,159 258,204 50,204 50,331 280,331 280,376">
          <text:p/>
        </draw:polygon>
        <draw:path draw:style-name="gr1" draw:text-style-name="P1" draw:layer="layout" svg:width="0.33cm" svg:height="0.375cm" svg:x="21.956cm" svg:y="10.751cm" svg:viewBox="0 0 331 376" svg:d="M0 376v-376h167c33 0 59 3 76 10s31 19 42 36c10 17 15 36 15 57 0 26-8 49-25 67-18 18-44 30-80 35 13 6 23 12 30 19 14 13 28 30 41 50l65 102h-62l-50-78c-15-23-27-40-36-52s-18-20-25-25c-8-5-15-8-23-10-6-1-15-2-28-2h-57v167zM50 166h107c22 0 40-2 53-7s23-12 29-23c7-10 10-21 10-33 0-18-6-33-19-44-13-12-33-17-61-17h-119z">
          <text:p/>
        </draw:path>
        <draw:polygon draw:style-name="gr1" draw:text-style-name="P1" draw:layer="layout" svg:width="0.279cm" svg:height="0.375cm" svg:x="22.338cm" svg:y="10.751cm" svg:viewBox="0 0 280 376" draw:points="0,376 0,0 272,0 272,44 50,44 50,159 258,159 258,204 50,204 50,331 280,331 280,376">
          <text:p/>
        </draw:polygon>
        <draw:path draw:style-name="gr1" draw:text-style-name="P1" draw:layer="layout" svg:width="0.295cm" svg:height="0.381cm" svg:x="16.12cm" svg:y="13.874cm" svg:viewBox="0 0 296 382" svg:d="M246 0h50v217c0 38-5 68-13 90-9 22-24 40-47 54-22 14-51 21-87 21s-64-6-87-18c-22-12-38-30-48-53-9-23-14-54-14-94v-217h50v217c0 33 3 57 9 72s16 27 31 36c15 8 33 12 54 12 37 0 63-8 79-25 15-16 23-48 23-95z">
          <text:p/>
        </draw:path>
        <draw:polygon draw:style-name="gr1" draw:text-style-name="P1" draw:layer="layout" svg:width="0.295cm" svg:height="0.375cm" svg:x="16.5cm" svg:y="13.874cm" svg:viewBox="0 0 296 376" draw:points="0,376 0,0 51,0 248,295 248,0 296,0 296,376 245,376 48,80 48,376">
          <text:p/>
        </draw:polygon>
        <draw:path draw:style-name="gr1" draw:text-style-name="P1" draw:layer="layout" svg:width="0.33cm" svg:height="0.375cm" svg:x="16.882cm" svg:y="13.874cm" svg:viewBox="0 0 331 376" svg:d="M0 376v-376h167c33 0 59 3 76 10s31 19 42 36c10 17 15 36 15 57 0 26-8 49-25 67-18 18-44 30-80 35 13 6 23 12 30 19 14 13 28 30 41 50l65 102h-62l-50-78c-15-23-27-40-36-52s-18-20-25-25c-8-5-15-8-23-10-6-1-15-2-28-2h-57v167zM50 166h107c22 0 40-2 53-7s23-12 29-23c7-10 10-21 10-33 0-18-6-33-19-44-13-12-33-17-61-17h-119z">
          <text:p/>
        </draw:path>
        <draw:path draw:style-name="gr1" draw:text-style-name="P1" draw:layer="layout" svg:width="0.295cm" svg:height="0.381cm" svg:x="16.12cm" svg:y="14.53cm" svg:viewBox="0 0 296 382" svg:d="M246 0h50v217c0 38-5 68-13 90-9 22-24 40-47 54-22 14-51 21-87 21s-64-6-87-18c-22-12-38-30-48-53-9-23-14-54-14-94v-217h50v217c0 33 3 57 9 72s16 27 31 36c15 8 33 12 54 12 37 0 63-8 79-25 15-16 23-48 23-95z">
          <text:p/>
        </draw:path>
        <draw:polygon draw:style-name="gr1" draw:text-style-name="P1" draw:layer="layout" svg:width="0.295cm" svg:height="0.375cm" svg:x="16.5cm" svg:y="14.53cm" svg:viewBox="0 0 296 376" draw:points="0,376 0,0 51,0 248,295 248,0 296,0 296,376 245,376 48,80 48,376">
          <text:p/>
        </draw:polygon>
        <draw:path draw:style-name="gr1" draw:text-style-name="P1" draw:layer="layout" svg:width="0.33cm" svg:height="0.375cm" svg:x="16.882cm" svg:y="14.53cm" svg:viewBox="0 0 331 376" svg:d="M0 376v-376h167c33 0 59 3 76 10s31 19 42 36c10 17 15 36 15 57 0 26-8 49-25 67-18 18-44 30-80 35 13 6 23 12 30 19 14 13 28 30 41 50l65 102h-62l-50-78c-15-23-27-40-36-52s-18-20-25-25c-8-5-15-8-23-10-6-1-15-2-28-2h-57v167zM50 166h107c22 0 40-2 53-7s23-12 29-23c7-10 10-21 10-33 0-18-6-33-19-44-13-12-33-17-61-17h-119z">
          <text:p/>
        </draw:path>
        <draw:path draw:style-name="gr1" draw:text-style-name="P1" draw:layer="layout" svg:width="0.295cm" svg:height="0.381cm" svg:x="16.12cm" svg:y="15.186cm" svg:viewBox="0 0 296 382" svg:d="M246 0h50v217c0 38-5 68-13 90-9 22-24 40-47 54-22 14-51 21-87 21s-64-6-87-18c-22-12-38-30-48-53-9-23-14-54-14-94v-217h50v217c0 33 3 57 9 72s16 27 31 36c15 8 33 12 54 12 37 0 63-8 79-25 15-16 23-48 23-95z">
          <text:p/>
        </draw:path>
        <draw:polygon draw:style-name="gr1" draw:text-style-name="P1" draw:layer="layout" svg:width="0.295cm" svg:height="0.375cm" svg:x="16.5cm" svg:y="15.186cm" svg:viewBox="0 0 296 376" draw:points="0,376 0,0 51,0 248,295 248,0 296,0 296,376 245,376 48,80 48,376">
          <text:p/>
        </draw:polygon>
        <draw:path draw:style-name="gr1" draw:text-style-name="P1" draw:layer="layout" svg:width="0.33cm" svg:height="0.375cm" svg:x="16.882cm" svg:y="15.186cm" svg:viewBox="0 0 331 376" svg:d="M0 376v-376h167c33 0 59 3 76 10s31 19 42 36c10 17 15 36 15 57 0 26-8 49-25 67-18 18-44 30-80 35 13 6 23 12 30 19 14 13 28 30 41 50l65 102h-62l-50-78c-15-23-27-40-36-52s-18-20-25-25c-8-5-15-8-23-10-6-1-15-2-28-2h-57v167zM50 166h107c22 0 40-2 53-7s23-12 29-23c7-10 10-21 10-33 0-18-6-33-19-44-13-12-33-17-61-17h-119z">
          <text:p/>
        </draw:path>
        <draw:polygon draw:style-name="gr2" draw:text-style-name="P2" draw:layer="layout" svg:width="2.417cm" svg:height="5.137cm" svg:x="7.353cm" svg:y="12.262cm" svg:viewBox="0 0 2418 5138" draw:points="0,0 2418,0 2418,5138 0,5138">
          <text:p/>
        </draw:polygon>
        <draw:polygon draw:style-name="gr3" draw:text-style-name="P3" draw:layer="layout" svg:width="2.417cm" svg:height="5.137cm" svg:x="7.2cm" svg:y="12.109cm" svg:viewBox="0 0 2418 5138" draw:points="0,0 2418,0 2418,5138 0,5138">
          <text:p/>
        </draw:polygon>
        <draw:polygon draw:style-name="gr4" draw:text-style-name="P4" draw:layer="layout" svg:width="2.417cm" svg:height="5.137cm" svg:x="7.2cm" svg:y="12.109cm" svg:viewBox="0 0 2418 5138" draw:points="0,0 2418,0 2418,5138 0,5138">
          <text:p/>
        </draw:polygon>
        <draw:line draw:style-name="gr5" draw:text-style-name="P5" draw:layer="layout" svg:x1="7.2cm" svg:y1="12.655cm" svg:x2="9.618cm" svg:y2="12.655cm">
          <text:p/>
        </draw:line>
        <draw:line draw:style-name="gr5" draw:text-style-name="P5" draw:layer="layout" svg:x1="7.2cm" svg:y1="13.814cm" svg:x2="9.618cm" svg:y2="13.814cm">
          <text:p/>
        </draw:line>
        <draw:frame draw:style-name="gr6" draw:text-style-name="P7" draw:layer="layout" svg:width="1.039cm" svg:height="0.319cm" svg:x="7.943cm" svg:y="12.278cm">
          <draw:text-box>
            <text:p text:style-name="P6">country</text:p>
          </draw:text-box>
        </draw:frame>
        <draw:frame draw:style-name="gr7" draw:text-style-name="P9" draw:layer="layout" svg:width="1.429cm" svg:height="0.319cm" svg:x="7.309cm" svg:y="12.78cm">
          <draw:text-box>
            <text:p text:style-name="P8">+id: Integer</text:p>
          </draw:text-box>
        </draw:frame>
        <draw:frame draw:style-name="gr8" draw:text-style-name="P9" draw:layer="layout" svg:width="1.776cm" svg:height="0.319cm" svg:x="7.309cm" svg:y="13.108cm">
          <draw:text-box>
            <text:p text:style-name="P8">+name: String</text:p>
          </draw:text-box>
        </draw:frame>
        <draw:frame draw:style-name="gr9" draw:text-style-name="P9" draw:layer="layout" svg:width="2.22cm" svg:height="0.319cm" svg:x="7.309cm" svg:y="13.436cm">
          <draw:text-box>
            <text:p text:style-name="P8">+continent: String</text:p>
          </draw:text-box>
        </draw:frame>
        <draw:frame draw:style-name="gr10" draw:text-style-name="P9" draw:layer="layout" svg:width="0.955cm" svg:height="0.319cm" svg:x="7.309cm" svg:y="13.939cm">
          <draw:text-box>
            <text:p text:style-name="P8">+save()</text:p>
          </draw:text-box>
        </draw:frame>
        <draw:frame draw:style-name="gr11" draw:text-style-name="P9" draw:layer="layout" svg:width="0.812cm" svg:height="0.319cm" svg:x="7.309cm" svg:y="14.267cm">
          <draw:text-box>
            <text:p text:style-name="P8">+find()</text:p>
          </draw:text-box>
        </draw:frame>
        <draw:frame draw:style-name="gr12" draw:text-style-name="P9" draw:layer="layout" svg:width="0.638cm" svg:height="0.319cm" svg:x="7.309cm" svg:y="14.596cm">
          <draw:text-box>
            <text:p text:style-name="P8">+all()</text:p>
          </draw:text-box>
        </draw:frame>
        <draw:frame draw:style-name="gr13" draw:text-style-name="P9" draw:layer="layout" svg:width="1.223cm" svg:height="0.319cm" svg:x="7.309cm" svg:y="14.924cm">
          <draw:text-box>
            <text:p text:style-name="P8">+update()</text:p>
          </draw:text-box>
        </draw:frame>
        <draw:frame draw:style-name="gr14" draw:text-style-name="P9" draw:layer="layout" svg:width="1.128cm" svg:height="0.319cm" svg:x="7.309cm" svg:y="15.252cm">
          <draw:text-box>
            <text:p text:style-name="P8">+delete()</text:p>
          </draw:text-box>
        </draw:frame>
        <draw:frame draw:style-name="gr15" draw:text-style-name="P9" draw:layer="layout" svg:width="1.57cm" svg:height="0.319cm" svg:x="7.309cm" svg:y="15.58cm">
          <draw:text-box>
            <text:p text:style-name="P8">+delete_all()</text:p>
          </draw:text-box>
        </draw:frame>
        <draw:frame draw:style-name="gr16" draw:text-style-name="P9" draw:layer="layout" svg:width="1.065cm" svg:height="0.319cm" svg:x="7.309cm" svg:y="15.908cm">
          <draw:text-box>
            <text:p text:style-name="P8">+name()</text:p>
          </draw:text-box>
        </draw:frame>
        <draw:frame draw:style-name="gr17" draw:text-style-name="P9" draw:layer="layout" svg:width="1.507cm" svg:height="0.319cm" svg:x="7.309cm" svg:y="16.236cm">
          <draw:text-box>
            <text:p text:style-name="P8">+continent()</text:p>
          </draw:text-box>
        </draw:frame>
        <draw:frame draw:style-name="gr18" draw:text-style-name="P9" draw:layer="layout" svg:width="1.005cm" svg:height="0.319cm" svg:x="7.309cm" svg:y="16.564cm">
          <draw:text-box>
            <text:p text:style-name="P8">+cities()</text:p>
          </draw:text-box>
        </draw:frame>
        <draw:polygon draw:style-name="gr19" draw:text-style-name="P2" draw:layer="layout" svg:width="2.717cm" svg:height="4.81cm" svg:x="11.027cm" svg:y="12.437cm" svg:viewBox="0 0 2718 4811" draw:points="0,0 2718,0 2718,4811 0,4811">
          <text:p/>
        </draw:polygon>
        <draw:polygon draw:style-name="gr20" draw:text-style-name="P3" draw:layer="layout" svg:width="2.717cm" svg:height="4.81cm" svg:x="10.874cm" svg:y="12.284cm" svg:viewBox="0 0 2718 4811" draw:points="0,0 2718,0 2718,4811 0,4811">
          <text:p/>
        </draw:polygon>
        <draw:polygon draw:style-name="gr4" draw:text-style-name="P4" draw:layer="layout" svg:width="2.717cm" svg:height="4.81cm" svg:x="10.874cm" svg:y="12.284cm" svg:viewBox="0 0 2718 4811" draw:points="0,0 2718,0 2718,4811 0,4811">
          <text:p/>
        </draw:polygon>
        <draw:line draw:style-name="gr5" draw:text-style-name="P5" draw:layer="layout" svg:x1="10.874cm" svg:y1="12.83cm" svg:x2="13.592cm" svg:y2="12.83cm">
          <text:p/>
        </draw:line>
        <draw:line draw:style-name="gr5" draw:text-style-name="P5" draw:layer="layout" svg:x1="10.874cm" svg:y1="14.645cm" svg:x2="13.592cm" svg:y2="14.645cm">
          <text:p/>
        </draw:line>
        <draw:frame draw:style-name="gr21" draw:text-style-name="P7" draw:layer="layout" svg:width="0.489cm" svg:height="0.319cm" svg:x="12.019cm" svg:y="12.452cm">
          <draw:text-box>
            <text:p text:style-name="P6">city</text:p>
          </draw:text-box>
        </draw:frame>
        <draw:frame draw:style-name="gr7" draw:text-style-name="P9" draw:layer="layout" svg:width="1.429cm" svg:height="0.319cm" svg:x="10.983cm" svg:y="12.955cm">
          <draw:text-box>
            <text:p text:style-name="P8">+id: Integer</text:p>
          </draw:text-box>
        </draw:frame>
        <draw:frame draw:style-name="gr8" draw:text-style-name="P9" draw:layer="layout" svg:width="1.776cm" svg:height="0.319cm" svg:x="10.983cm" svg:y="13.283cm">
          <draw:text-box>
            <text:p text:style-name="P8">+name: String</text:p>
          </draw:text-box>
        </draw:frame>
        <draw:frame draw:style-name="gr22" draw:text-style-name="P9" draw:layer="layout" svg:width="1.259cm" svg:height="0.319cm" svg:x="10.983cm" svg:y="13.611cm">
          <draw:text-box>
            <text:p text:style-name="P8">+lat: Float</text:p>
          </draw:text-box>
        </draw:frame>
        <draw:frame draw:style-name="gr23" draw:text-style-name="P9" draw:layer="layout" svg:width="1.492cm" svg:height="0.319cm" svg:x="10.983cm" svg:y="13.939cm">
          <draw:text-box>
            <text:p text:style-name="P8">+long: Float</text:p>
          </draw:text-box>
        </draw:frame>
        <draw:frame draw:style-name="gr24" draw:text-style-name="P9" draw:layer="layout" svg:width="2.518cm" svg:height="0.319cm" svg:x="10.983cm" svg:y="14.267cm">
          <draw:text-box>
            <text:p text:style-name="P8">+country_id: Integer</text:p>
          </draw:text-box>
        </draw:frame>
        <draw:frame draw:style-name="gr10" draw:text-style-name="P9" draw:layer="layout" svg:width="0.955cm" svg:height="0.319cm" svg:x="10.983cm" svg:y="14.77cm">
          <draw:text-box>
            <text:p text:style-name="P8">+save()</text:p>
          </draw:text-box>
        </draw:frame>
        <draw:frame draw:style-name="gr11" draw:text-style-name="P9" draw:layer="layout" svg:width="0.812cm" svg:height="0.319cm" svg:x="10.983cm" svg:y="15.099cm">
          <draw:text-box>
            <text:p text:style-name="P8">+find()</text:p>
          </draw:text-box>
        </draw:frame>
        <draw:frame draw:style-name="gr11" draw:text-style-name="P9" draw:layer="layout" svg:width="0.812cm" svg:height="0.319cm" svg:x="10.983cm" svg:y="15.427cm">
          <draw:text-box>
            <text:p text:style-name="P8">+find()</text:p>
          </draw:text-box>
        </draw:frame>
        <draw:frame draw:style-name="gr13" draw:text-style-name="P9" draw:layer="layout" svg:width="1.223cm" svg:height="0.319cm" svg:x="10.983cm" svg:y="15.755cm">
          <draw:text-box>
            <text:p text:style-name="P8">+update()</text:p>
          </draw:text-box>
        </draw:frame>
        <draw:frame draw:style-name="gr14" draw:text-style-name="P9" draw:layer="layout" svg:width="1.128cm" svg:height="0.319cm" svg:x="10.983cm" svg:y="16.083cm">
          <draw:text-box>
            <text:p text:style-name="P8">+delete()</text:p>
          </draw:text-box>
        </draw:frame>
        <draw:frame draw:style-name="gr15" draw:text-style-name="P9" draw:layer="layout" svg:width="1.57cm" svg:height="0.319cm" svg:x="10.983cm" svg:y="16.411cm">
          <draw:text-box>
            <text:p text:style-name="P8">+delete_all()</text:p>
          </draw:text-box>
        </draw:frame>
        <draw:frame draw:style-name="gr25" draw:text-style-name="P9" draw:layer="layout" svg:width="1.286cm" svg:height="0.319cm" svg:x="10.983cm" svg:y="16.739cm">
          <draw:text-box>
            <text:p text:style-name="P8">+country()</text:p>
          </draw:text-box>
        </draw:frame>
        <draw:polygon draw:style-name="gr19" draw:text-style-name="P2" draw:layer="layout" svg:width="2.812cm" svg:height="2.514cm" svg:x="14.701cm" svg:y="13.486cm" svg:viewBox="0 0 2813 2515" draw:points="0,0 2813,0 2813,2515 0,2515">
          <text:p/>
        </draw:polygon>
        <draw:polygon draw:style-name="gr20" draw:text-style-name="P3" draw:layer="layout" svg:width="2.812cm" svg:height="2.514cm" svg:x="14.548cm" svg:y="13.333cm" svg:viewBox="0 0 2813 2515" draw:points="0,0 2813,0 2813,2515 0,2515">
          <text:p/>
        </draw:polygon>
        <draw:polygon draw:style-name="gr4" draw:text-style-name="P4" draw:layer="layout" svg:width="2.812cm" svg:height="2.514cm" svg:x="14.548cm" svg:y="13.333cm" svg:viewBox="0 0 2813 2515" draw:points="0,0 2813,0 2813,2515 0,2515">
          <text:p/>
        </draw:polygon>
        <draw:line draw:style-name="gr5" draw:text-style-name="P5" draw:layer="layout" svg:x1="14.548cm" svg:y1="13.879cm" svg:x2="17.361cm" svg:y2="13.879cm">
          <text:p/>
        </draw:line>
        <draw:line draw:style-name="gr5" draw:text-style-name="P5" draw:layer="layout" svg:x1="14.548cm" svg:y1="15.038cm" svg:x2="17.361cm" svg:y2="15.038cm">
          <text:p/>
        </draw:line>
        <draw:frame draw:style-name="gr26" draw:text-style-name="P7" draw:layer="layout" svg:width="1.513cm" svg:height="0.319cm" svg:x="15.267cm" svg:y="13.502cm">
          <draw:text-box>
            <text:p text:style-name="P6">destination</text:p>
          </draw:text-box>
        </draw:frame>
        <draw:frame draw:style-name="gr7" draw:text-style-name="P9" draw:layer="layout" svg:width="1.429cm" svg:height="0.319cm" svg:x="14.658cm" svg:y="14.005cm">
          <draw:text-box>
            <text:p text:style-name="P8">+id: Integer</text:p>
          </draw:text-box>
        </draw:frame>
        <draw:frame draw:style-name="gr27" draw:text-style-name="P9" draw:layer="layout" svg:width="2.017cm" svg:height="0.319cm" svg:x="14.658cm" svg:y="14.333cm">
          <draw:text-box>
            <text:p text:style-name="P8">+city_id: Integer</text:p>
          </draw:text-box>
        </draw:frame>
        <draw:frame draw:style-name="gr28" draw:text-style-name="P9" draw:layer="layout" svg:width="2.538cm" svg:height="0.319cm" svg:x="14.658cm" svg:y="14.661cm">
          <draw:text-box>
            <text:p text:style-name="P8">+is_visited: Boolean</text:p>
          </draw:text-box>
        </draw:frame>
        <draw:frame draw:style-name="gr29" draw:text-style-name="P9" draw:layer="layout" svg:width="1.319cm" svg:height="0.319cm" svg:x="14.658cm" svg:y="15.164cm">
          <draw:text-box>
            <text:p text:style-name="P8">+visited?()</text:p>
          </draw:text-box>
        </draw:frame>
        <draw:frame draw:style-name="gr30" draw:text-style-name="P9" draw:layer="layout" svg:width="0.785cm" svg:height="0.319cm" svg:x="14.658cm" svg:y="15.492cm">
          <draw:text-box>
            <text:p text:style-name="P8">+city()</text:p>
          </draw:text-box>
        </draw:frame>
        <draw:line draw:style-name="gr5" draw:text-style-name="P5" draw:layer="layout" svg:x1="9.649cm" svg:y1="14.667cm" svg:x2="10.852cm" svg:y2="14.688cm">
          <text:p/>
        </draw:line>
        <draw:line draw:style-name="gr5" draw:text-style-name="P5" draw:layer="layout" svg:x1="13.608cm" svg:y1="14.645cm" svg:x2="14.526cm" svg:y2="14.62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2T09:28:48.165120254</meta:creation-date>
    <dc:date>2019-05-02T11:33:01.835769284</dc:date>
    <meta:editing-duration>PT6M26S</meta:editing-duration>
    <meta:editing-cycles>3</meta:editing-cycles>
    <meta:generator>LibreOffice/6.1.4.2$MacOSX_X86_64 LibreOffice_project/9d0f32d1f0b509096fd65e0d4bec26ddd1938fd3</meta:generator>
    <meta:document-statistic meta:object-count="62"/>
  </office:meta>
</office:document-meta>
</file>